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>
      <style:paragraph-properties fo:padding="0.0193in" fo:border="0.0008in solid #d9d9e3"/>
    </style:style>
    <style:style style:name="P4" style:family="paragraph" style:parent-style-name="Text_20_body" style:list-style-name="L1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dpress - какие вопросы нужно задать чтобы понять и изучить</text:p>
      <text:p text:style-name="P1">ChatGPT</text:p>
      <text:p text:style-name="P2">ChatGPT</text:p>
      <text:p text:style-name="P3">При изучении WordPress полезно задавать разнообразные вопросы, чтобы получить полное представление о платформе и научиться использовать её эффективно. Вот несколько ключевых вопросов, которые могут помочь в изучении WordPress:</text:p>
      <text:list xml:id="list8458795916538570483" text:style-name="L1">
        <text:list-item>
          <text:p text:style-name="P4"><text:span text:style-name="Strong_20_Emphasis">Что такое WordPress и каковы его основные функции?</text:span></text:p>
        </text:list-item>
        <text:list-item>
          <text:p text:style-name="P4"><text:span text:style-name="Strong_20_Emphasis">Какова структура WordPress? Какие компоненты входят в его состав (ядро, темы, плагины, база данных и т.д.)?</text:span></text:p>
        </text:list-item>
        <text:list-item>
          <text:p text:style-name="P4"><text:span text:style-name="Strong_20_Emphasis">Как установить WordPress на локальном компьютере или хостинге?</text:span></text:p>
        </text:list-item>
        <text:list-item>
          <text:p text:style-name="P4"><text:span text:style-name="Strong_20_Emphasis">Как добавлять и управлять контентом в WordPress (создание страниц, публикаций, меню, изображений и т.д.)?</text:span></text:p>
        </text:list-item>
        <text:list-item>
          <text:p text:style-name="P4"><text:span text:style-name="Strong_20_Emphasis">Как работать с темами в WordPress: установка, настройка, кастомизация и создание собственной темы?</text:span></text:p>
        </text:list-item>
        <text:list-item>
          <text:p text:style-name="P4"><text:span text:style-name="Strong_20_Emphasis">Что такое плагины в WordPress и как их устанавливать? Какие плагины рекомендуется использовать для определенных задач (SEO, безопасность, аналитика и т.д.)?</text:span></text:p>
        </text:list-item>
        <text:list-item>
          <text:p text:style-name="P4"><text:span text:style-name="Strong_20_Emphasis">Как управлять пользователями, их правами и безопасностью сайта в WordPress?</text:span></text:p>
        </text:list-item>
        <text:list-item>
          <text:p text:style-name="P4"><text:span text:style-name="Strong_20_Emphasis">Как работать с базой данных WordPress: резервное копирование, восстановление, оптимизация?</text:span></text:p>
        </text:list-item>
        <text:list-item>
          <text:p text:style-name="P4"><text:span text:style-name="Strong_20_Emphasis">Какие инструменты предоставляет WordPress для оптимизации сайта для поисковых систем (SEO)?</text:span></text:p>
        </text:list-item>
        <text:list-item>
          <text:p text:style-name="P4"><text:span text:style-name="Strong_20_Emphasis">Как настраивать и использовать функции аналитики в WordPress для отслеживания посещаемости сайта?</text:span></text:p>
        </text:list-item>
        <text:list-item>
          <text:p text:style-name="P4"><text:span text:style-name="Strong_20_Emphasis">Как использовать API в WordPress для интеграции с другими сервисами и приложениями?</text:span></text:p>
        </text:list-item>
        <text:list-item>
          <text:p text:style-name="P4"><text:span text:style-name="Strong_20_Emphasis">Как поддерживать и обновлять WordPress, его темы и плагины?</text:span></text:p>
        </text:list-item>
        <text:list-item>
          <text:p text:style-name="P4"><text:span text:style-name="Strong_20_Emphasis">Какое сообщество существует вокруг WordPress и какие ресурсы (форумы, блоги, онлайн-курсы) можно использовать для обучения и поддержки?</text:span></text:p>
        </text:list-item>
      </text:list>
      <text:p text:style-name="P3">Эти вопросы могут помочь вам начать изучение WordPress с базового уровня и погружения в более глубокие аспекты его использования, разработки и оптимизаци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6T00:57:29.81</dc:date>
    <meta:document-statistic meta:table-count="0" meta:image-count="0" meta:object-count="0" meta:page-count="1" meta:paragraph-count="18" meta:word-count="236" meta:character-count="1694"/>
    <dc:creator>Dima Wide</dc:creator>
    <meta:user-defined meta:name="Info 1"/>
    <meta:user-defined meta:name="Info 2"/>
    <meta:user-defined meta:name="Info 3"/>
    <meta:user-defined meta:name="Info 4"/>
  </office:meta>
</office:document-meta>
</file>